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065656128512585621</text:p>
          </table:table-cell>
          <table:table-cell office:value-type="string" calcext:value-type="string">
            <text:p>PRAP400-89940502</text:p>
          </table:table-cell>
          <table:table-cell office:value-type="date" office:date-value="2028-09-22" calcext:value-type="date">
            <text:p>9/22/2028</text:p>
          </table:table-cell>
        </table:table-row>
        <table:table-row table:style-name="ro1">
          <table:table-cell office:value-type="string" calcext:value-type="string">
            <text:p>061612821852822555</text:p>
          </table:table-cell>
          <table:table-cell office:value-type="string" calcext:value-type="string">
            <text:p>PRAP400-89927902</text:p>
          </table:table-cell>
          <table:table-cell office:value-type="date" office:date-value="2028-09-23" calcext:value-type="date">
            <text:p>9/23/2028</text:p>
          </table:table-cell>
        </table:table-row>
        <table:table-row table:style-name="ro1">
          <table:table-cell office:value-type="string" calcext:value-type="string">
            <text:p>054545454575244547</text:p>
          </table:table-cell>
          <table:table-cell office:value-type="string" calcext:value-type="string">
            <text:p>PRAP400-89940284</text:p>
          </table:table-cell>
          <table:table-cell office:value-type="date" office:date-value="2028-09-27" calcext:value-type="date">
            <text:p>9/27/2028</text:p>
          </table:table-cell>
        </table:table-row>
        <table:table-row table:style-name="ro1">
          <table:table-cell office:value-type="string" calcext:value-type="string">
            <text:p>057575575757575757</text:p>
          </table:table-cell>
          <table:table-cell office:value-type="string" calcext:value-type="string">
            <text:p>PRAP400-58940502</text:p>
          </table:table-cell>
          <table:table-cell office:value-type="date" office:date-value="2028-09-12" calcext:value-type="date">
            <text:p>9/12/2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7:20:33.994047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3:57:28.354360007</meta:creation-date>
    <dc:date>2021-08-31T17:42:07.824071163</dc:date>
    <meta:editing-duration>PT35M3S</meta:editing-duration>
    <meta:editing-cycles>9</meta:editing-cycles>
    <meta:generator>LibreOffice/6.0.7.3$Linux_X86_64 LibreOffice_project/00m0$Build-3</meta:generator>
    <meta:document-statistic meta:table-count="1" meta:cell-count="12" meta:object-count="0"/>
  </office:meta>
</office:document-meta>
</file>